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  <style:paragraph-properties style:writing-mode="lr-tb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8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.1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3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0.368cm" svg:height="0.373cm" svg:x="4.227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4.066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4cm" svg:x="4.37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7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28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7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8cm" svg:y="1.47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4.241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4.079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383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4.39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041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4.714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82cm" svg:y="3.266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draw:g>
          <draw:g>
            <draw:custom-shape draw:style-name="gr1" draw:text-style-name="P1" draw:layer="layout" svg:width="0.368cm" svg:height="0.373cm" svg:x="4.237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4.075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4.38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386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038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71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78cm" svg:y="2.377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draw:g>
          <draw:g>
            <draw:custom-shape draw:style-name="gr1" draw:text-style-name="P1" draw:layer="layout" svg:width="0.368cm" svg:height="0.373cm" svg:x="4.244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4.083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4cm" svg:x="4.387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393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045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717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85cm" svg:y="4.152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  <draw:g>
            <draw:custom-shape draw:style-name="gr1" draw:text-style-name="P1" draw:layer="layout" svg:width="0.367cm" svg:height="0.374cm" svg:x="5.13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4.974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5.278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5.285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4.936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5.609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5.176cm" svg:y="3.266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357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3.195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3.499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4cm" svg:x="3.506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3.157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3.829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3.397cm" svg:y="3.273cm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draw:g>
          <draw:custom-shape draw:style-name="gr5" draw:text-style-name="P1" draw:layer="layout" svg:width="0.388cm" svg:height="0.132cm" svg:x="4.669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3.781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4.353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4.36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4cm" svg:x="3.497cm" svg:y="2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51cm" svg:height="0.232cm" svg:x="3.395cm" svg:y="2.3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9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871cm" svg:y="2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" draw:id="id1" draw:layer="layout" svg:width="2.187cm" svg:height="1.539cm" svg:x="6.223cm" svg:y="0.502cm">
          <draw:text-box>
            <text:p text:style-name="P3"><text:span text:style-name="T1">نائٹروجن کا فالتو</text:span></text:p>
            <text:p text:style-name="P3"><text:span text:style-name="T1">الیکٹران شریک</text:span></text:p>
            <text:p text:style-name="P3"><text:span text:style-name="T1">گرفتی بندھ نہی بناتا</text:span></text:p>
          </draw:text-box>
        </draw:frame>
        <draw:connector draw:style-name="gr7" draw:text-style-name="P5" draw:layer="layout" draw:type="curve" svg:x1="6.223cm" svg:y1="1.271cm" svg:x2="3.999cm" svg:y2="2.144cm" draw:start-shape="id1" draw:start-glue-point="3" svg:d="M6223 1271c-2043 0-931 873-2224 873" svg:viewBox="0 0 2225 874">
          <text:p/>
        </draw:connector>
        <draw:custom-shape draw:style-name="gr3" draw:text-style-name="P2" draw:layer="layout" svg:width="0.074cm" svg:height="0.075cm" svg:x="3.954cm" svg:y="3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2" draw:id="id2" draw:layer="layout" svg:width="1.323cm" svg:height="0.653cm" svg:x="6.001cm" svg:y="3.143cm">
          <draw:text-box>
            <text:p text:style-name="P3"><text:span text:style-name="T1">آزاد لیکٹران</text:span></text:p>
          </draw:text-box>
        </draw:frame>
        <draw:connector draw:style-name="gr7" draw:text-style-name="P5" draw:layer="layout" draw:type="curve" svg:x1="6.001cm" svg:y1="3.469cm" svg:x2="4.088cm" svg:y2="3.794cm" draw:start-shape="id2" draw:start-glue-point="3" svg:d="M6001 3469c-1809 0-853 325-1913 325" svg:viewBox="0 0 1914 326">
          <text:p/>
        </draw:connector>
        <draw:custom-shape draw:style-name="gr2" draw:text-style-name="P1" draw:layer="layout" svg:width="1.459cm" svg:height="1.523cm" svg:x="6.494cm" svg:y="4.33cm">
          <draw:glue-point draw:id="4" svg:x="-4.996cm" svg:y="-1.313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xml:id="id3" draw:id="id3" draw:layer="layout" svg:width="1.675cm" svg:height="1.685cm" svg:x="6.382cm" svg:y="4.281cm">
          <draw:text-box>
            <text:p><text:span text:style-name="T2">- - - - -</text:span></text:p>
            <text:p><text:span text:style-name="T2">- - - - -</text:span></text:p>
            <text:p><text:span text:style-name="T2">- - - - -</text:span></text:p>
          </draw:text-box>
          <draw:glue-point draw:id="4" svg:x="1.414cm" svg:y="-2.887cm"/>
        </draw:frame>
        <draw:connector draw:style-name="gr7" draw:text-style-name="P5" draw:layer="layout" draw:type="curve" svg:x1="6.662cm" svg:y1="3.796cm" svg:x2="7.455cm" svg:y2="4.637cm" draw:start-shape="id2" draw:start-glue-point="2" draw:end-shape="id3" draw:end-glue-point="4" svg:d="M6662 3796c0 364 793-56 793 841" svg:viewBox="0 0 794 842">
          <text:p/>
        </draw:connector>
        <draw:frame draw:style-name="gr10" draw:text-style-name="P4" xml:id="id4" draw:id="id4" draw:layer="layout" svg:width="1.869cm" svg:height="0.653cm" svg:x="2.575cm" svg:y="5.207cm">
          <draw:text-box>
            <text:p text:style-name="P3"><text:span text:style-name="T1">منفی نیم موصل مواد</text:span><text:span text:style-name="T1"> </text:span></text:p>
          </draw:text-box>
        </draw:frame>
        <draw:connector draw:style-name="gr7" draw:text-style-name="P5" draw:layer="layout" draw:type="curve" svg:x1="4.444cm" svg:y1="5.533cm" svg:x2="6.382cm" svg:y2="5.123cm" draw:start-shape="id4" draw:start-glue-point="1" draw:end-shape="id3" draw:end-glue-point="3" svg:d="M4444 5533c1453 0 485-410 1938-410" svg:viewBox="0 0 1939 4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09:23:25.613401348</dc:date>
    <meta:editing-duration>PT13S</meta:editing-duration>
    <meta:editing-cycles>2</meta:editing-cycles>
    <meta:generator>LibreOffice/6.4.7.2$Linux_X86_64 LibreOffice_project/40$Build-2</meta:generator>
    <meta:document-statistic meta:object-count="301"/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